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2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02215"/>
    </style:style>
    <style:style style:name="P3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P4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0187ab"/>
    </style:style>
    <style:style style:name="P5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102215"/>
    </style:style>
    <style:style style:name="P6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17fe28"/>
    </style:style>
    <style:style style:name="P7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02215"/>
    </style:style>
    <style:style style:name="P8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7fe28"/>
    </style:style>
    <style:style style:name="P9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10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102215" style:font-name-complex="Georgia" style:font-size-complex="12pt"/>
    </style:style>
    <style:style style:name="P11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17fe28" style:font-name-complex="Georgia" style:font-size-complex="12pt"/>
    </style:style>
    <style:style style:name="P12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17fe28" style:font-name-complex="Georgia" style:font-size-complex="12pt"/>
    </style:style>
    <style:style style:name="P13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0187ab" officeooo:paragraph-rsid="000187ab" style:font-weight-asian="normal" style:font-name-complex="Georgia" style:font-size-complex="12pt"/>
    </style:style>
    <style:style style:name="P14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15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02215"/>
    </style:style>
    <style:style style:name="P16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P17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0187ab" style:font-weight-asian="bold" style:font-name-complex="Georgia" style:font-size-complex="12pt"/>
    </style:style>
    <style:style style:name="P18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02215" style:font-weight-asian="bold" style:font-name-complex="Georgia" style:font-size-complex="12pt"/>
    </style:style>
    <style:style style:name="P19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7fe28" style:font-weight-asian="bold" style:font-name-complex="Georgia" style:font-size-complex="12pt"/>
    </style:style>
    <style:style style:name="P20" style:family="paragraph" style:parent-style-name="Standard">
      <style:paragraph-properties fo:margin-left="0.5in" fo:margin-right="0in" fo:text-align="end" style:justify-single-word="false" fo:orphans="2" fo:widows="2" fo:text-indent="-0.5in" style:auto-text-indent="false" fo:break-before="pag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21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2pt"/>
    </style:style>
    <style:style style:name="P22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2pt"/>
    </style:style>
    <style:style style:name="P23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2pt"/>
    </style:style>
    <style:style style:name="P24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6pt"/>
    </style:style>
    <style:style style:name="P25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6pt"/>
    </style:style>
    <style:style style:name="P26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6pt"/>
    </style:style>
    <style:style style:name="P27" style:family="paragraph" style:parent-style-name="Standard">
      <style:paragraph-properties fo:margin-left="0.5in" fo:margin-right="0in" fo:text-align="end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28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0187ab"/>
    </style:style>
    <style:style style:name="P29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17fe28"/>
    </style:style>
    <style:style style:name="P30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1025de" officeooo:paragraph-rsid="00102215" style:font-weight-asian="normal" style:font-name-complex="Georgia" style:font-size-complex="12pt"/>
    </style:style>
    <style:style style:name="P31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18fa22" officeooo:paragraph-rsid="0017fe28" style:font-weight-asian="normal" style:font-name-complex="Georgia" style:font-size-complex="12pt"/>
    </style:style>
    <style:style style:name="P32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style:font-name="Georgia" fo:font-weight="normal" officeooo:rsid="001bb050" officeooo:paragraph-rsid="0017fe28" style:font-weight-asian="normal" style:font-name-complex="Georgia" style:font-size-complex="12pt" style:font-weight-complex="normal"/>
    </style:style>
    <style:style style:name="P33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102215" style:font-name-complex="Georgia" style:font-size-complex="12pt"/>
    </style:style>
    <style:style style:name="P34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102215" style:font-name-complex="Georgia" style:font-size-complex="12pt"/>
    </style:style>
    <style:style style:name="P35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36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0187ab"/>
    </style:style>
    <style:style style:name="P37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209fa3"/>
    </style:style>
    <style:style style:name="P38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102215"/>
    </style:style>
    <style:style style:name="P39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0a3466"/>
    </style:style>
    <style:style style:name="P40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251110"/>
    </style:style>
    <style:style style:name="P41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02215"/>
    </style:style>
    <style:style style:name="P42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7fe28"/>
    </style:style>
    <style:style style:name="P43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2b077b"/>
    </style:style>
    <style:style style:name="T1" style:family="text">
      <style:text-properties style:font-name="Georgia" fo:font-weight="normal" style:font-weight-asian="normal" style:font-name-complex="Georgia" style:font-size-complex="12pt"/>
    </style:style>
    <style:style style:name="T2" style:family="text">
      <style:text-properties style:font-name="Georgia" fo:font-weight="normal" officeooo:rsid="000187ab" style:font-weight-asian="normal" style:font-name-complex="Georgia" style:font-size-complex="12pt"/>
    </style:style>
    <style:style style:name="T3" style:family="text">
      <style:text-properties style:font-name="Georgia" fo:font-weight="normal" officeooo:rsid="0005cc48" style:font-weight-asian="normal" style:font-name-complex="Georgia" style:font-size-complex="12pt"/>
    </style:style>
    <style:style style:name="T4" style:family="text">
      <style:text-properties style:font-name="Georgia" fo:font-weight="normal" officeooo:rsid="0007a572" style:font-weight-asian="normal" style:font-name-complex="Georgia" style:font-size-complex="12pt"/>
    </style:style>
    <style:style style:name="T5" style:family="text">
      <style:text-properties style:font-name="Georgia" fo:font-weight="normal" officeooo:rsid="0021a9d3" style:font-weight-asian="normal" style:font-name-complex="Georgia" style:font-size-complex="12pt" style:font-weight-complex="normal"/>
    </style:style>
    <style:style style:name="T6" style:family="text">
      <style:text-properties style:font-name="Georgia" fo:font-weight="normal" officeooo:rsid="002288c8" style:font-weight-asian="normal" style:font-name-complex="Georgia" style:font-size-complex="12pt" style:font-weight-complex="normal"/>
    </style:style>
    <style:style style:name="T7" style:family="text">
      <style:text-properties style:font-name="Georgia" fo:font-weight="normal" officeooo:rsid="00245d97" style:font-weight-asian="normal" style:font-name-complex="Georgia" style:font-size-complex="12pt" style:font-weight-complex="normal"/>
    </style:style>
    <style:style style:name="T8" style:family="text">
      <style:text-properties style:font-name="Georgia" fo:font-weight="normal" officeooo:rsid="00251110" style:font-weight-asian="normal" style:font-name-complex="Georgia" style:font-size-complex="12pt" style:font-weight-complex="normal"/>
    </style:style>
    <style:style style:name="T9" style:family="text">
      <style:text-properties style:font-name="Georgia" fo:font-weight="normal" officeooo:rsid="0005cc48" style:font-weight-asian="normal" style:font-name-complex="Georgia" style:font-size-complex="12pt" style:font-weight-complex="normal"/>
    </style:style>
    <style:style style:name="T10" style:family="text">
      <style:text-properties style:font-name="Georgia" fo:font-weight="normal" officeooo:rsid="00209fa3" style:font-weight-asian="normal" style:font-name-complex="Georgia" style:font-size-complex="12pt" style:font-weight-complex="normal"/>
    </style:style>
    <style:style style:name="T11" style:family="text">
      <style:text-properties style:font-name="Georgia" fo:font-weight="normal" officeooo:rsid="0026be5c" style:font-weight-asian="normal" style:font-name-complex="Georgia" style:font-size-complex="12pt" style:font-weight-complex="normal"/>
    </style:style>
    <style:style style:name="T12" style:family="text">
      <style:text-properties style:font-name="Georgia" fo:font-weight="normal" officeooo:rsid="0027df22" style:font-weight-asian="normal" style:font-name-complex="Georgia" style:font-size-complex="12pt" style:font-weight-complex="normal"/>
    </style:style>
    <style:style style:name="T13" style:family="text">
      <style:text-properties style:font-name="Georgia" fo:font-weight="normal" officeooo:rsid="0029b584" style:font-weight-asian="normal" style:font-name-complex="Georgia" style:font-size-complex="12pt" style:font-weight-complex="normal"/>
    </style:style>
    <style:style style:name="T14" style:family="text">
      <style:text-properties style:font-name="Georgia" fo:font-weight="normal" officeooo:rsid="002aacf1" style:font-weight-asian="normal" style:font-name-complex="Georgia" style:font-size-complex="12pt" style:font-weight-complex="normal"/>
    </style:style>
    <style:style style:name="T15" style:family="text">
      <style:text-properties style:font-name="Georgia" fo:font-weight="normal" officeooo:rsid="002b077b" style:font-weight-asian="normal" style:font-name-complex="Georgia" style:font-size-complex="12pt" style:font-weight-complex="normal"/>
    </style:style>
    <style:style style:name="T16" style:family="text">
      <style:text-properties style:font-name="Georgia" fo:font-weight="normal" officeooo:rsid="002fd0bd" style:font-weight-asian="normal" style:font-name-complex="Georgia" style:font-size-complex="12pt" style:font-weight-complex="normal"/>
    </style:style>
    <style:style style:name="T17" style:family="text">
      <style:text-properties style:font-name="Georgia" fo:font-weight="normal" officeooo:rsid="001025de" style:font-weight-asian="normal" style:font-name-complex="Georgia" style:font-size-complex="12pt"/>
    </style:style>
    <style:style style:name="T18" style:family="text">
      <style:text-properties style:font-name="Georgia" fo:font-weight="normal" officeooo:rsid="0019ca46" style:font-weight-asian="normal" style:font-name-complex="Georgia" style:font-size-complex="12pt"/>
    </style:style>
    <style:style style:name="T19" style:family="text">
      <style:text-properties style:font-name="Georgia" fo:font-weight="normal" officeooo:rsid="00201f93" style:font-weight-asian="normal" style:font-name-complex="Georgia" style:font-size-complex="12pt"/>
    </style:style>
    <style:style style:name="T20" style:family="text">
      <style:text-properties style:font-name="Georgia" fo:font-weight="normal" officeooo:rsid="00209fa3" style:font-weight-asian="normal" style:font-name-complex="Georgia" style:font-size-complex="12pt"/>
    </style:style>
    <style:style style:name="T21" style:family="text">
      <style:text-properties style:font-name="Georgia" fo:font-weight="normal" officeooo:rsid="0021a6e7" style:font-weight-asian="normal" style:font-name-complex="Georgia" style:font-size-complex="12pt"/>
    </style:style>
    <style:style style:name="T22" style:family="text">
      <style:text-properties style:font-name="Georgia" fo:font-weight="normal" officeooo:rsid="0021a9d3" style:font-weight-asian="normal" style:font-name-complex="Georgia" style:font-size-complex="12pt"/>
    </style:style>
    <style:style style:name="T23" style:family="text">
      <style:text-properties style:font-name="Georgia" fo:font-weight="normal" officeooo:rsid="0026be5c" style:font-weight-asian="normal" style:font-name-complex="Georgia" style:font-size-complex="12pt"/>
    </style:style>
    <style:style style:name="T24" style:family="text">
      <style:text-properties style:font-name="Georgia" fo:font-weight="normal" officeooo:rsid="0026ddec" style:font-weight-asian="normal" style:font-name-complex="Georgia" style:font-size-complex="12pt"/>
    </style:style>
    <style:style style:name="T25" style:family="text">
      <style:text-properties style:font-name="Georgia" fo:font-weight="normal" officeooo:rsid="002795b1" style:font-weight-asian="normal" style:font-name-complex="Georgia" style:font-size-complex="12pt"/>
    </style:style>
    <style:style style:name="T26" style:family="text">
      <style:text-properties style:font-name="Georgia" fo:font-weight="normal" officeooo:rsid="0027df22" style:font-weight-asian="normal" style:font-name-complex="Georgia" style:font-size-complex="12pt"/>
    </style:style>
    <style:style style:name="T27" style:family="text">
      <style:text-properties style:font-name="Georgia" fo:font-weight="normal" officeooo:rsid="002caa3f" style:font-weight-asian="normal" style:font-name-complex="Georgia" style:font-size-complex="12pt"/>
    </style:style>
    <style:style style:name="T28" style:family="text">
      <style:text-properties style:font-name="Georgia" fo:font-weight="normal" officeooo:rsid="002ea666" style:font-weight-asian="normal" style:font-name-complex="Georgia" style:font-size-complex="12pt"/>
    </style:style>
    <style:style style:name="T29" style:family="text">
      <style:text-properties style:font-name="Georgia" fo:font-weight="normal" officeooo:rsid="002fd0bd" style:font-weight-asian="normal" style:font-name-complex="Georgia" style:font-size-complex="12pt"/>
    </style:style>
    <style:style style:name="T30" style:family="text">
      <style:text-properties style:font-name="Georgia" fo:font-weight="bold" style:font-weight-asian="bold" style:font-name-complex="Georgia" style:font-size-complex="12pt"/>
    </style:style>
    <style:style style:name="T31" style:family="text">
      <style:text-properties style:font-name="Georgia" fo:font-weight="bold" officeooo:rsid="00245d97" style:font-weight-asian="bold" style:font-name-complex="Georgia" style:font-size-complex="12pt" style:font-weight-complex="bold"/>
    </style:style>
    <style:style style:name="T32" style:family="text">
      <style:text-properties style:font-name="Georgia" fo:font-weight="bold" officeooo:rsid="0026be5c" style:font-weight-asian="bold" style:font-name-complex="Georgia" style:font-size-complex="12pt" style:font-weight-complex="bold"/>
    </style:style>
    <style:style style:name="T33" style:family="text">
      <style:text-properties style:font-name="Georgia" fo:font-weight="bold" officeooo:rsid="0027df22" style:font-weight-asian="bold" style:font-name-complex="Georgia" style:font-size-complex="12pt" style:font-weight-complex="bold"/>
    </style:style>
    <style:style style:name="T34" style:family="text">
      <style:text-properties style:font-name="Georgia" fo:font-weight="bold" officeooo:rsid="002aacf1" style:font-weight-asian="bold" style:font-name-complex="Georgia" style:font-size-complex="12pt" style:font-weight-complex="bold"/>
    </style:style>
    <style:style style:name="T35" style:family="text">
      <style:text-properties style:font-name="Georgia" fo:font-weight="bold" officeooo:rsid="002fd0bd" style:font-weight-asian="bold" style:font-name-complex="Georgia" style:font-size-complex="12pt" style:font-weight-complex="bold"/>
    </style:style>
    <style:style style:name="T36" style:family="text">
      <style:text-properties style:font-name="Georgia" style:font-name-complex="Georgia" style:font-size-complex="12pt"/>
    </style:style>
    <style:style style:name="T37" style:family="text">
      <style:text-properties style:font-name="Georgia" officeooo:rsid="000187ab" style:font-name-complex="Georgia" style:font-size-complex="12pt"/>
    </style:style>
    <style:style style:name="T38" style:family="text">
      <style:text-properties style:font-name="Georgia" officeooo:rsid="00062d34" style:font-name-complex="Georgia" style:font-size-complex="12pt"/>
    </style:style>
    <style:style style:name="T39" style:family="text">
      <style:text-properties style:font-name="Georgia" officeooo:rsid="000bf85d" style:font-name-complex="Georgia" style:font-size-complex="12pt"/>
    </style:style>
    <style:style style:name="T40" style:family="text">
      <style:text-properties style:font-name="Georgia" officeooo:rsid="00102215" style:font-name-complex="Georgia" style:font-size-complex="12pt"/>
    </style:style>
    <style:style style:name="T41" style:family="text">
      <style:text-properties style:font-name="Georgia" officeooo:rsid="0018587e" style:font-name-complex="Georgia" style:font-size-complex="12pt"/>
    </style:style>
    <style:style style:name="T42" style:family="text">
      <style:text-properties style:font-name="Georgia" officeooo:rsid="00201f93" style:font-name-complex="Georgia" style:font-size-complex="12pt"/>
    </style:style>
    <style:style style:name="T43" style:family="text">
      <style:text-properties style:font-name="Georgia" officeooo:rsid="0026be5c" style:font-name-complex="Georgia" style:font-size-complex="12pt"/>
    </style:style>
    <style:style style:name="T44" style:family="text">
      <style:text-properties style:font-name="Georgia" officeooo:rsid="002caa3f" style:font-name-complex="Georgia" style:font-size-complex="12pt"/>
    </style:style>
    <style:style style:name="T45" style:family="text">
      <style:text-properties officeooo:rsid="000187ab"/>
    </style:style>
    <style:style style:name="T46" style:family="text">
      <style:text-properties officeooo:rsid="00201f93"/>
    </style:style>
    <style:style style:name="T47" style:family="text">
      <style:text-properties style:text-position="super 58%" style:font-name="Georgia" officeooo:rsid="00201f93" style:font-name-complex="Georgia" style:font-size-complex="12pt"/>
    </style:style>
    <style:style style:name="T48" style:family="text">
      <style:text-properties style:text-position="super 58%" style:font-name="Georgia" officeooo:rsid="002b077b" style:font-name-complex="Georgia" style:font-size-complex="12pt"/>
    </style:style>
    <style:style style:name="T49" style:family="text">
      <style:text-properties style:text-position="super 58%" style:font-name="Georgia" officeooo:rsid="002caa3f" style:font-name-complex="Georgia" style:font-size-complex="12pt"/>
    </style:style>
    <style:style style:name="T50" style:family="text">
      <style:text-properties fo:font-weight="normal" officeooo:rsid="0005cc48" style:font-weight-asian="normal"/>
    </style:style>
    <style:style style:name="T51" style:family="text">
      <style:text-properties officeooo:rsid="0026ddec"/>
    </style:style>
    <style:style style:name="T52" style:family="text">
      <style:text-properties officeooo:rsid="002caa3f"/>
    </style:style>
    <style:style style:name="T53" style:family="text">
      <style:text-properties officeooo:rsid="002ea6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onald Frank</text:p>
      <text:p text:style-name="P27">Interpersonal Communication (COMM 218)</text:p>
      <text:p text:style-name="P27">D.A. Hermach</text:p>
      <text:p text:style-name="P27">Assignment: Interpersonal Journal #<text:span text:style-name="T46">3</text:span></text:p>
      <text:p text:style-name="P27">Date Due: <text:span text:style-name="T46">7</text:span>/<text:span text:style-name="T46">19</text:span>/2017</text:p>
      <text:p text:style-name="P27">Date Submitted: <text:span text:style-name="T46">7</text:span>/<text:span text:style-name="T46">19</text:span>/2017</text:p>
      <text:p text:style-name="P24"/>
      <text:p text:style-name="P24"/>
      <text:p text:style-name="P24"><text:span text:style-name="T45">Interpersonal</text:span> Journal Ent<text:span text:style-name="T45">ry #1</text:span></text:p>
      <text:p text:style-name="P21"/>
      <text:p text:style-name="P28"><text:span text:style-name="T30">Context</text:span><text:span text:style-name="T36">: <text:s/>J</text:span><text:span text:style-name="T42">uly 17</text:span><text:span text:style-name="T47">th</text:span><text:span text:style-name="T36">, </text:span><text:span text:style-name="T42">Monday</text:span><text:span text:style-name="T36">, </text:span><text:span text:style-name="T38">8</text:span><text:span text:style-name="T36">:</text:span><text:span text:style-name="T39">3</text:span><text:span text:style-name="T36">0 </text:span><text:span text:style-name="T37">a</text:span><text:span text:style-name="T36">.m., </text:span><text:span text:style-name="T42">Abigailes’s room </text:span><text:span text:style-name="T36">at home</text:span></text:p>
      <text:p text:style-name="P17"/>
      <text:p text:style-name="P14"><text:span text:style-name="T30">Situation:</text:span><text:span text:style-name="T36"> <text:s text:c="3"/>I </text:span><text:span text:style-name="T42">am asking my daughter about why she stayed up all night when she knew she was supposed to be asleep by 9 pm.</text:span></text:p>
      <text:p text:style-name="P9"/>
      <text:p text:style-name="P1"><text:span text:style-name="T36">Description of Interaction: </text:span><text:span text:style-name="T1"><text:s/></text:span></text:p>
      <text:p text:style-name="P4"><text:span text:style-name="T1"><text:tab/>“</text:span><text:span text:style-name="T19">Knock, knock”, I knocked on her bedroom door, “It’s your dad, Can I come in?”</text:span></text:p>
      <text:p text:style-name="P13"><text:tab/>“<text:span text:style-name="T46">Yes</text:span>”, <text:span text:style-name="T46">she responded still half asleep.</text:span></text:p>
      <text:p text:style-name="P4"><text:span text:style-name="T2"><text:tab/></text:span><text:span text:style-name="T19">I went into her room and greeted her. “Good morning”, I said, “How are you feeling this morning?”</text:span></text:p>
      <text:p text:style-name="P4"><text:span text:style-name="T19"><text:tab/>“Sleepy…</text:span><text:span text:style-name="T20"> tired...</text:span><text:span text:style-name="T19">”</text:span></text:p>
      <text:p text:style-name="P4"><text:span text:style-name="T2"><text:tab/></text:span><text:span text:style-name="T3">“</text:span><text:span text:style-name="T20">Is that because you stayed up all night watching NetFlix?</text:span><text:span text:style-name="T3">”</text:span></text:p>
      <text:p text:style-name="P4"><text:span text:style-name="T3"><text:tab/>“</text:span><text:span text:style-name="T20">No, dad!”, she exclaimed.</text:span></text:p>
      <text:p text:style-name="P37"><text:span text:style-name="T20"><text:tab/>I had seen the NetFlix usage report earlier that morning, which showed that she had been on the service the better part of the night. <text:s/>Instead of dismissing her answer verbally, I chose to remain silent. </text:span></text:p>
      <text:p text:style-name="P37"><text:span text:style-name="T20"><text:tab/>After about 2 seconds of silence and direct eye contact, she continued, “Dad, I wasn’t on NetFlix.” <text:s/>Another second or so of </text:span><text:span text:style-name="T21">silence passed. <text:s/>“Dad, why don’t you believe me?” About </text:span><text:span text:style-name="T23"><text:s/>a half second</text:span><text:span text:style-name="T21"> of silence, “I was playing ‘Crossy Roads’, a really cool game that I found on the app store… and I got way into the game… and I really wanted to beat this level and I couldn’t… now I’m really tired because I didn’t get as much sleep as I should have!”</text:span></text:p>
      <text:p text:style-name="P37"><text:span text:style-name="T21"/></text:p>
      <text:p text:style-name="P37"><text:soft-page-break/><text:span text:style-name="T21"><text:tab/>“O’kay kiddo, sleep a little longer, but </text:span><text:span text:style-name="T22">I don’t want your tiredness to affect your attitude today, or we will be continuing this conversation.</text:span><text:span text:style-name="T21">”</text:span></text:p>
      <text:p text:style-name="P37"><text:span text:style-name="T21"><text:tab/>“</text:span><text:span text:style-name="T22">Yes, daddy.”</text:span></text:p>
      <text:p text:style-name="P37"><text:span text:style-name="T21"><text:tab/>I checked the NetFlix usage again. <text:s/>It showed that she watched the same 30 minute show for 4 hours, which mostly likely means </text:span><text:span text:style-name="T22">she left the show on pause while she was playing the game on her ipad.</text:span></text:p>
      <text:p text:style-name="P35"><text:span text:style-name="T50"/></text:p>
      <text:p text:style-name="P35">Evaluation/Improvements of Interaction: <text:s/></text:p>
      <text:p text:style-name="P39"><text:span text:style-name="T1"><text:tab/></text:span><text:span text:style-name="T5">Overall, I was very pleased with the way the conversation went. <text:s/>I think </text:span><text:span text:style-name="T6">the conversation was appropriate and effective. <text:s/></text:span><text:span text:style-name="T7">I did a good job of using </text:span><text:span text:style-name="T31">visual and temporal cues </text:span><text:span text:style-name="T7">(lecture 7/17) to gather the intended information. <text:s/>Direct </text:span><text:span text:style-name="T31">eye contact</text:span><text:span text:style-name="T7"> </text:span><text:span text:style-name="T31">(kinesics) </text:span><text:span text:style-name="T7">(pg. 218) was instrumental in conveying my message. <text:s/></text:span><text:span text:style-name="T8">The use of silence caused an awkwardness that forced my daughter to continue with her explanation, which in-turn led her to deliver the closest version of the truth that she could.</text:span></text:p>
      <text:p text:style-name="P40"><text:span text:style-name="T8"><text:tab/>I could have improved on the interaction with beginning my inquiry with, “Tell me about what you did last night”; instead of, </text:span><text:span text:style-name="T9">“</text:span><text:span text:style-name="T10">Is that because you stayed up all night watching NetFlix?</text:span><text:span text:style-name="T9">”. <text:s/></text:span><text:span text:style-name="T8">I feel the latter automatically put my daughter on the defensive. <text:s/>I was angry because I knew that she had been on ipad/NetFlix all nigh</text:span><text:span text:style-name="T11">t from viewing </text:span><text:span text:style-name="T8">the usage report, </text:span><text:span text:style-name="T11">and it took my best </text:span><text:span text:style-name="T32">self-monitoring</text:span><text:span text:style-name="T11"> and intrapersonal communication to keep my composure. <text:s/>Definitely an improvement from how the same conversation would have went four weeks ago.</text:span></text:p>
      <text:p text:style-name="P25"/>
      <text:p text:style-name="P25"/>
      <text:p text:style-name="P25"><text:span text:style-name="T45">Interpersonal</text:span> Journal Ent<text:span text:style-name="T45">ry #2</text:span></text:p>
      <text:p text:style-name="P22"/>
      <text:p text:style-name="P43"><text:span text:style-name="T30">Context</text:span><text:span text:style-name="T36">: <text:s/>J</text:span><text:span text:style-name="T43">uly 19</text:span><text:span text:style-name="T48">th</text:span><text:span text:style-name="T36">, </text:span><text:span text:style-name="T40">Wednesday</text:span><text:span text:style-name="T36">, </text:span><text:span text:style-name="T40">12</text:span><text:span text:style-name="T36">:</text:span><text:span text:style-name="T39">3</text:span><text:span text:style-name="T36">0 </text:span><text:span text:style-name="T40">p</text:span><text:span text:style-name="T36">.m.,</text:span><text:span text:style-name="T40"> </text:span><text:span text:style-name="T43">backyard home</text:span></text:p>
      <text:p text:style-name="P18"/>
      <text:p text:style-name="P15"><text:span text:style-name="T30">Situation:</text:span><text:span text:style-name="T36"> <text:s text:c="3"/></text:span><text:span text:style-name="T43">I am taking a lunch break from work (telecommute from home)</text:span><text:span text:style-name="T37"> </text:span><text:span text:style-name="T43">to bring my daughter a sandwich for her lunch. <text:s/>She is playing in the backyard in a small pool.</text:span></text:p>
      <text:p text:style-name="P10"/>
      <text:p text:style-name="P10"/>
      <text:p text:style-name="P10"><text:soft-page-break/></text:p>
      <text:p text:style-name="P2"><text:span text:style-name="T36">Description of Interaction: </text:span><text:span text:style-name="T1"><text:s/></text:span></text:p>
      <text:p text:style-name="P5"><text:span text:style-name="T1"><text:tab/></text:span><text:span text:style-name="T2">“</text:span><text:span text:style-name="T23">I have your lunch kiddo!”, <text:s/>I said. “</text:span><text:span text:style-name="T24">Would you like some nachos too?</text:span><text:span text:style-name="T23">”</text:span></text:p>
      <text:p text:style-name="P30"><text:tab/>“<text:span text:style-name="T51">Yes please!”, she said smiling. “Will you come outside and eat with me and watch me swim with an ant?”</text:span></text:p>
      <text:p text:style-name="P30"><text:tab/>“<text:span text:style-name="T51">No, baby, I have a lot of work to do while I’m on my lunch break.</text:span>”</text:p>
      <text:p text:style-name="P30"><text:tab/><text:span text:style-name="T51">Instantly, I watched her facial expression change from joy to sadness. <text:s/></text:span></text:p>
      <text:p text:style-name="P30"><text:tab/><text:span text:style-name="T51">I rethought my answer. <text:s/>“How about I answer my email outside while I watch you swim?”</text:span></text:p>
      <text:p text:style-name="P5"><text:span text:style-name="T17"><text:tab/>“</text:span><text:span text:style-name="T24">Yay!</text:span><text:span text:style-name="T17">”, </text:span><text:span text:style-name="T24">she screamed. And I watched the joy come back into her eyes.</text:span><text:span text:style-name="T17"><text:tab/></text:span></text:p>
      <text:p text:style-name="P34"/>
      <text:p text:style-name="P34">Evaluation/Improvements of Interaction: <text:s/></text:p>
      <text:p text:style-name="P7"><text:span text:style-name="T1"><text:tab/></text:span><text:span text:style-name="T25">I was amazed at how I could differentiate </text:span><text:span text:style-name="T33">emotion</text:span><text:span text:style-name="T26"> (pg. 112) from just her facial expressions. <text:s/>I realized that when I said “no”, I felt a negative effect of </text:span><text:span text:style-name="T33">emotional contagion </text:span><text:span text:style-name="T12">(pg. 113). <text:s/>My mood drastically changed, which made me reconsider my response. <text:s/>I very much dislike seeing my daughter sad, especially when it is true emotion. <text:s/></text:span><text:span text:style-name="T13">Also, I felt that she was expecting me to say no, which is </text:span><text:span text:style-name="T15">a </text:span><text:span text:style-name="T13">pretty accurate portrayal of past experience.</text:span></text:p>
      <text:p text:style-name="P7"><text:span text:style-name="T13"><text:tab/>I need to improve on taking time to think of a response before acting. <text:s/>I could have easily moved my laptop outside to work, but </text:span><text:span text:style-name="T14">my </text:span><text:span text:style-name="T13">initial reaction was to dismiss her request. <text:s/></text:span><text:span text:style-name="T14">I feel this caused a “yo-yo” affect of </text:span><text:span text:style-name="T34">feelings </text:span><text:span text:style-name="T14">(pg. 113) that was completely unnecessary. <text:s/>I get wrapped up in my own tasks, which makes me forget of how to deliver appropriate</text:span><text:span text:style-name="T15">ly while engaging in interpersonal communication. <text:s/>I need to be aware of this weakness.</text:span></text:p>
      <text:p text:style-name="P7"><text:span text:style-name="T12"/></text:p>
      <text:p text:style-name="P26"/>
      <text:p text:style-name="P26"><text:span text:style-name="T45">Interpersonal</text:span> Journal Ent<text:span text:style-name="T45">ry #3</text:span></text:p>
      <text:p text:style-name="P23"/>
      <text:p text:style-name="P29"><text:span text:style-name="T30">Context</text:span><text:span text:style-name="T36">: <text:s/>J</text:span><text:span text:style-name="T37">u</text:span><text:span text:style-name="T44">ly</text:span><text:span text:style-name="T36"> </text:span><text:span text:style-name="T44">18</text:span><text:span text:style-name="T49">th</text:span><text:span text:style-name="T36">, </text:span><text:span text:style-name="T44">Tuesday, 7</text:span><text:span text:style-name="T36">:</text:span><text:span text:style-name="T39">3</text:span><text:span text:style-name="T36">0 </text:span><text:span text:style-name="T41">p</text:span><text:span text:style-name="T36">.m., </text:span><text:span text:style-name="T44">my bedroom home</text:span></text:p>
      <text:p text:style-name="P19"/>
      <text:p text:style-name="P16"><text:soft-page-break/><text:span text:style-name="T30">Situation:</text:span><text:span text:style-name="T36"> <text:s text:c="3"/></text:span><text:span text:style-name="T41">My </text:span><text:span text:style-name="T44">daughter Abigaile is approaching me about a sleepover.</text:span></text:p>
      <text:p text:style-name="P11"/>
      <text:p text:style-name="P3"><text:span text:style-name="T36">Description of Interaction: </text:span><text:span text:style-name="T1"><text:s/></text:span></text:p>
      <text:p text:style-name="P6"><text:span text:style-name="T1"><text:tab/></text:span><text:span text:style-name="T2">“</text:span><text:span text:style-name="T27">Dad, can Callie stay the night? <text:s/>Please!”, </text:span><text:span text:style-name="T28">she pleaded.</text:span></text:p>
      <text:p text:style-name="P31"><text:tab/>“<text:span text:style-name="T52">No kiddo, not tonight.”, I said quickly.</text:span></text:p>
      <text:p text:style-name="P31"><text:tab/>“<text:span text:style-name="T52">You never let me have sleepovers!</text:span>”</text:p>
      <text:p text:style-name="P31"><text:tab/><text:span text:style-name="T53">I took a deep breath, then responded, </text:span>“<text:span text:style-name="T52">Abigaile, you had two sleepovers last week; one with Valentina on Friday, then, last weekend you had Callie stay the night. <text:s/>I have to work early in the morning, so it is a no.”</text:span></text:p>
      <text:p text:style-name="P31"><text:tab/>“<text:span text:style-name="T53">Please! Dad!</text:span>”</text:p>
      <text:p text:style-name="P31"><text:tab/>“<text:span text:style-name="T53">Abigaile, it is a no. <text:s/>We can ask Callie’s mom about having her over on Saturday night. <text:s/>They get the new Minion toys at McDonalds, so we can go get a McFlurry with Callie. <text:s/>Do you think she would like that?</text:span>”</text:p>
      <text:p text:style-name="P31"><text:tab/>“<text:span text:style-name="T53">Of course she will!”, she said in agreement. “’Okay, I’m going to tell her.”</text:span></text:p>
      <text:p text:style-name="P31"><text:tab/>“<text:span text:style-name="T53">O’kay, it’s a date”, I said.</text:span></text:p>
      <text:p text:style-name="P12"/>
      <text:p text:style-name="P11">Evaluation/Improvements of Interaction: <text:s/></text:p>
      <text:p text:style-name="P8"><text:span text:style-name="T1"><text:tab/></text:span><text:span text:style-name="T4">I </text:span><text:span text:style-name="T18">was </text:span><text:span text:style-name="T29">very happy with the way this conversation went. <text:s/>There wasn’t one tear shed from any participant involved! <text:s/>Something that has been rare the last few months; especially when the word no is involved. <text:s text:c="2"/>I recognized </text:span><text:span text:style-name="T35">overstating </text:span><text:span text:style-name="T16">(lecture 7/18) in her verbal communication. <text:s/>After I had complete control of my composure, I stated </text:span><text:span text:style-name="T35">facts</text:span><text:span text:style-name="T16"> to combat her aggressiveness. <text:s/>Once she received my intended message I watched her decode it, and instantly her tone changed. <text:s/>She realized that she had lost. <text:s/></text:span></text:p>
      <text:p text:style-name="P8"><text:span text:style-name="T16"><text:tab/>After reading some parenting literature, I could have improved on the interaction by not offering future reward without reason. <text:s/>Reward should only be offered as result of positive action, not to appease or diffuse a difficult situation. <text:s/>I just thought that a McFlurry sounded really good!</text:span></text:p>
      <text:p text:style-name="P3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1:03:52.661000000</meta:creation-date>
    <dc:date>2017-07-19T20:32:43.274000000</dc:date>
    <meta:editing-duration>PT39M16S</meta:editing-duration>
    <meta:editing-cycles>9</meta:editing-cycles>
    <meta:generator>LibreOffice/5.2.3.3$Windows_x86 LibreOffice_project/d54a8868f08a7b39642414cf2c8ef2f228f780cf</meta:generator>
    <meta:document-statistic meta:table-count="0" meta:image-count="0" meta:object-count="0" meta:page-count="4" meta:paragraph-count="53" meta:word-count="1047" meta:character-count="6177" meta:non-whitespace-character-count="5083"/>
  </office:meta>
</office:document-meta>
</file>